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a5ce93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officeooo:rsid="0018e370" officeooo:paragraph-rsid="006ac053"/>
    </style:style>
    <style:style style:name="P23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25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26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33" style:family="paragraph" style:parent-style-name="Text_20_body">
      <style:paragraph-properties fo:text-align="justify" style:justify-single-word="false"/>
      <style:text-properties officeooo:paragraph-rsid="00979b34"/>
    </style:style>
    <style:style style:name="P34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a5ce93"/>
    </style:style>
    <style:style style:name="T2" style:family="text">
      <style:text-properties officeooo:rsid="007515fd"/>
    </style:style>
    <style:style style:name="T3" style:family="text">
      <style:text-properties fo:language="en" fo:country="US"/>
    </style:style>
    <style:style style:name="T4" style:family="text">
      <style:text-properties officeooo:rsid="006fc96c"/>
    </style:style>
    <style:style style:name="T5" style:family="text">
      <style:text-properties officeooo:rsid="006c1e21"/>
    </style:style>
    <style:style style:name="T6" style:family="text">
      <style:text-properties officeooo:rsid="00a4a31a"/>
    </style:style>
    <style:style style:name="T7" style:family="text">
      <style:text-properties officeooo:rsid="0073e628"/>
    </style:style>
    <style:style style:name="T8" style:family="text">
      <style:text-properties officeooo:rsid="00762d8e"/>
    </style:style>
    <style:style style:name="T9" style:family="text">
      <style:text-properties fo:language="en" fo:country="US" officeooo:rsid="00762d8e"/>
    </style:style>
    <style:style style:name="T10" style:family="text">
      <style:text-properties officeooo:rsid="00a21616"/>
    </style:style>
    <style:style style:name="T11" style:family="text">
      <style:text-properties officeooo:rsid="0077b51b"/>
    </style:style>
    <style:style style:name="T12" style:family="text">
      <style:text-properties fo:language="en" fo:country="US" officeooo:rsid="0077b51b"/>
    </style:style>
    <style:style style:name="T13" style:family="text">
      <style:text-properties officeooo:rsid="00781468"/>
    </style:style>
    <style:style style:name="T14" style:family="text">
      <style:text-properties officeooo:rsid="00948452"/>
    </style:style>
    <style:style style:name="T15" style:family="text">
      <style:text-properties officeooo:rsid="007b3554"/>
    </style:style>
    <style:style style:name="T16" style:family="text">
      <style:text-properties officeooo:rsid="007be0a0"/>
    </style:style>
    <style:style style:name="T17" style:family="text">
      <style:text-properties officeooo:rsid="007bf266"/>
    </style:style>
    <style:style style:name="T18" style:family="text">
      <style:text-properties officeooo:rsid="00943030"/>
    </style:style>
    <style:style style:name="T19" style:family="text">
      <style:text-properties officeooo:rsid="008dc533"/>
    </style:style>
    <style:style style:name="T20" style:family="text">
      <style:text-properties officeooo:rsid="008ee698"/>
    </style:style>
    <style:style style:name="T21" style:family="text">
      <style:text-properties officeooo:rsid="008fca99"/>
    </style:style>
    <style:style style:name="T22" style:family="text">
      <style:text-properties officeooo:rsid="00869bfa"/>
    </style:style>
    <style:style style:name="T23" style:family="text">
      <style:text-properties officeooo:rsid="0087a9fd"/>
    </style:style>
    <style:style style:name="T24" style:family="text">
      <style:text-properties officeooo:rsid="0088a567"/>
    </style:style>
    <style:style style:name="T25" style:family="text">
      <style:text-properties officeooo:rsid="00896080"/>
    </style:style>
    <style:style style:name="T26" style:family="text">
      <style:text-properties officeooo:rsid="0089aae2"/>
    </style:style>
    <style:style style:name="T27" style:family="text">
      <style:text-properties officeooo:rsid="0086153f"/>
    </style:style>
    <style:style style:name="T28" style:family="text">
      <style:text-properties officeooo:rsid="0080af85"/>
    </style:style>
    <style:style style:name="T29" style:family="text">
      <style:text-properties officeooo:rsid="00948761"/>
    </style:style>
    <style:style style:name="T30" style:family="text">
      <style:text-properties fo:language="uk" fo:country="UA" officeooo:rsid="007f2773"/>
    </style:style>
    <style:style style:name="T31" style:family="text">
      <style:text-properties officeooo:rsid="007f2773"/>
    </style:style>
    <style:style style:name="T32" style:family="text">
      <style:text-properties officeooo:rsid="0089e550"/>
    </style:style>
    <style:style style:name="T33" style:family="text">
      <style:text-properties officeooo:rsid="007d6510"/>
    </style:style>
    <style:style style:name="T34" style:family="text">
      <style:text-properties officeooo:rsid="009365b0"/>
    </style:style>
    <style:style style:name="T35" style:family="text">
      <style:text-properties officeooo:rsid="0198a28c"/>
    </style:style>
    <style:style style:name="T36" style:family="text">
      <style:text-properties officeooo:rsid="001f5954"/>
    </style:style>
    <style:style style:name="T37" style:family="text">
      <style:text-properties officeooo:rsid="001b0292"/>
    </style:style>
    <style:style style:name="T38" style:family="text">
      <style:text-properties officeooo:rsid="0023936e"/>
    </style:style>
    <style:style style:name="T39" style:family="text">
      <style:text-properties officeooo:rsid="001ef6e5"/>
    </style:style>
    <style:style style:name="T40" style:family="text">
      <style:text-properties officeooo:rsid="00d3d437"/>
    </style:style>
    <style:style style:name="T41" style:family="text">
      <style:text-properties fo:language="ru" fo:country="RU" fo:background-color="#ffff00" loext:char-shading-value="0"/>
    </style:style>
    <style:style style:name="T4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Платон,</text:span> <text:span text:style-name="T1">Сократ </text:span><text:span text:style-name="T2">и Терминатор</text:span><text:span text:style-name="T3"> </text:span>жив<text:span text:style-name="T2">у</text:span>т в седьмой палате. <text:span text:style-name="T4">У н</text:span><text:span text:style-name="T2">их</text:span><text:span text:style-name="T4"> надзиратель — Судья Дредд. </text:span><text:span text:style-name="T2">Гейзенберг </text:span><text:span text:style-name="T1">(в очках) и</text:span><text:span text:style-name="T2"> Леннон — </text:span><text:span text:style-name="T1">в шестой.</text:span> <text:span text:style-name="T5">Всего палат с </text:span><text:span text:style-name="T2">У</text:span><text:span text:style-name="T5">чителями семь </text:span><text:span text:style-name="T1">(в первых пяти — по 4 человека, в 6й — шесть и в 7й - 8)</text:span><text:span text:style-name="T5">. </text:span><text:span text:style-name="T4">Диоген живет в пятой — у него надзиратель — Шопен. </text:span><text:span text:style-name="T1">Бисмарк, </text:span><text:span text:style-name="T6">Ганди </text:span><text:span text:style-name="T1">и Элвис</text:span><text:span text:style-name="T6"> жив</text:span><text:span text:style-name="T1">у</text:span><text:span text:style-name="T6">т во второй.</text:span></text:p>
      <text:p text:style-name="P4"/>
      <text:p text:style-name="P4">Гейзенберг <text:span text:style-name="T7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8">(</text:span><text:span text:style-name="T9">CAESAR)</text:span> — военный ии бледных — на шесть<text:span text:style-name="T10"> </text:span>лет старше Феникса <text:span text:style-name="T11">(</text:span><text:span text:style-name="T12">PHOENIX</text:span><text:span text:style-name="T11">)</text:span> — военного ИИ ракетчиков (ему <text:span text:style-name="T10">два с половиной</text:span>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3">айна. </text:span></text:p>
      <text:p text:style-name="P10">Аликорны в Орунгуне зовутся фаэри. <text:span text:style-name="T14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5">Война с виндиго идет </text:span><text:span text:style-name="T16">6</text:span><text:span text:style-name="T17">2</text:span><text:span text:style-name="T15"> </text:span><text:span text:style-name="T17">года. </text:span><text:span text:style-name="T18">К</text:span><text:span text:style-name="T19">ольт-тек основан </text:span><text:span text:style-name="T20">Селестией </text:span><text:span text:style-name="T19">на 20-м году войны.</text:span></text:p>
      <text:p text:style-name="P13">В мехадоспехи облачён один из <text:span text:style-name="T21">пяти</text:span> аликорнов (они очень дорогие). Остальные — в обычные доспехи.</text:p>
      <text:p text:style-name="P14"><text:span text:style-name="T22">На Орунгун пробрались всего </text:span><text:span text:style-name="T23">около 200</text:span><text:span text:style-name="T22"> виндиго, </text:span><text:span text:style-name="T23">около 15 из них уничтожены и 2 пленены</text:span><text:span text:style-name="T22">, но они становятся сильнее по мере заражения всё большего количества аликорнов</text:span>.</text:p>
      <text:p text:style-name="P15"><text:soft-page-break/>Виндиго <text:span text:style-name="T18">(твари Иль-Шогг)</text:span> на самом деле — дальние родственники аликорнов, они тоже пришли когда-то с Эогиппа и поселились <text:span text:style-name="T24">в материальном мире</text:span>. Но вместо развитой цивилизации стали ментальными паразитами. <text:span text:style-name="T24">Крохотную их часть </text:span><text:span text:style-name="T25">(200)</text:span><text:span text:style-name="T24"> провёл на Орунгун отверженный аликорн.</text:span></text:p>
      <text:p text:style-name="P16">Если виндиго <text:span text:style-name="T26">не остаётся в </text:span>разум<text:span text:style-name="T26">е</text:span> заражённого — тот становится ледяным зомби <text:span text:style-name="T18">(лербом)</text:span>. Если остаётся — поведение заражённого не меняется, его почти невозможно отличить от нормального аликорна <text:span text:style-name="T27">(про это аликорны не догадывались)</text:span>.</text:p>
      <text:p text:style-name="P14">Первый <text:span text:style-name="T28">заражённый</text:span> (переполненый ненавистью к окружающим) — отверженный аликорн <text:span text:style-name="T29">киор (лорд) </text:span><text:span text:style-name="T18">Калеодонг</text:span><text:span text:style-name="T30"> </text:span>(его отправили в изгнание за <text:span text:style-name="T30">непризнание над собой власти королев</text:span><text:span text:style-name="T31">ы</text:span><text:span text:style-name="T30"> Лорен. </text:span><text:span text:style-name="T25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8">заражают</text:span> <text:span text:style-name="T26">по одному из двух вариантов</text:span>: <text:span text:style-name="T28">ранее зараженные</text:span> удерживают на месте жертву, пока виндиго <text:span text:style-name="T26">1) </text:span>целует (поцелуй холода) её <text:span text:style-name="T26">или 2) </text:span>входит в неё <text:span text:style-name="T26">и остаётся </text:span><text:span text:style-name="T32">в её сознании </text:span><text:span text:style-name="T26">навсегда</text:span>, используя её внутреннюю ненависть к чему-либо. <text:span text:style-name="T26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9"><text:span text:style-name="T33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4">первой</text:span> центурии <text:span text:style-name="T34">второй</text:span> когорты шестого легиона <text:span text:style-name="T35">армии</text:span> <text:span text:style-name="T35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P22">-----------------------------------------------</text:p>
      <text:p text:style-name="P23">На сцену вышла лошадь и уселась за стол. По залу прокатился вздох удивления.</text:p>
      <text:p text:style-name="P23">То, что лошадь уселась по человечески, <text:span text:style-name="T36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4">Удивительно длинные ноги <text:span text:style-name="T37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7">о</text:span>громные <text:span text:style-name="T38">вишнёвые </text:span>глаза <text:span text:style-name="T37">взирали на мир с </text:span><text:soft-page-break/><text:span text:style-name="T37">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25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6">…</text:p>
      <text:p text:style-name="P27">Эта лошадь приговаривается к смертной казни через усекновение головы!</text:p>
      <text:p text:style-name="P27">Палач пригнул голову лошади к эшафоту. <text:span text:style-name="T39">Лошадь прикрыла глаза копытами</text:span></text:p>
      <text:p text:style-name="P23">…</text:p>
      <text:p text:style-name="P28">Не дам убивать говорящую лошадь!!!</text:p>
      <text:p text:style-name="P29"/>
      <text:p text:style-name="P29">===================================</text:p>
      <text:p text:style-name="P30">Сел одно время становится наркоманкой</text:p>
      <text:p text:style-name="P31"><text:span text:style-name="T40"><text:line-break/><text:line-break/></text:span><text:span text:style-name="T41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span></text:p>
      <text:p text:style-name="P32">Селестия бесконечно счастлива, что у неё есть помощник - Анон</text:p>
      <text:p text:style-name="P33"><text:span text:style-name="Default_20_Paragraph_20_Font"><text:span text:style-name="T42">(</text:span></text:span><text:span text:style-name="Default_20_Paragraph_20_Font"><text:span text:style-name="T41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2">)</text:span></text:span></text:p>
      <text:p text:style-name="P32"/>
      <text:p text:style-name="P32">Я ввалился в приёмную. Голова аликорницы покоилась на столе, глаза были закрыты. При стуке двери лишь чуть дёрнулось ухо.</text:p>
      <text:p text:style-name="P32">- Сел, меня волнует состояние наших отношений в последнее время, - начал я издалека.</text:p>
      <text:p text:style-name="P32">- Да? - пробормотала аликорница не открывая глаз.</text:p>
      <text:p text:style-name="P32"/>
      <text:p text:style-name="P32">Тут что-то не так, Анон!</text:p>
      <text:p text:style-name="P32"/>
      <text:p text:style-name="P32">- Как ты могла вчера заснуть во время секса?!! - я возмущенно уставился на аликорницу.</text:p>
      <text:p text:style-name="P32">Селестия открыла один глаз и страдальчески улыбнулась.</text:p>
      <text:p text:style-name="P33"><text:soft-page-break/><text:span text:style-name="Default_20_Paragraph_20_Font"><text:span text:style-name="T41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32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32">&lt;Сцена с напившейся Селестией&gt;</text:p>
      <text:p text:style-name="P34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33"><text:span text:style-name="Default_20_Paragraph_20_Font"><text:span text:style-name="T42">&lt;</text:span></text:span><text:span text:style-name="Default_20_Paragraph_20_Font"><text:span text:style-name="T41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32">&lt;Отправка Анона на Луну с Луной&gt;</text:p>
      <text:p text:style-name="P33"><text:span text:style-name="Default_20_Paragraph_20_Font"><text:span text:style-name="T41">&lt;Сцена с голым Аноном и Луной</text:span></text:span><text:span text:style-name="Default_20_Paragraph_20_Font"><text:span text:style-name="T42">&gt;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2-11T00:09:42.435249800</dc:date>
    <meta:editing-duration>P43DT13H47M21S</meta:editing-duration>
    <meta:editing-cycles>103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52" meta:word-count="917" meta:character-count="6438" meta:non-whitespace-character-count="5532"/>
  </office:meta>
</office:document-meta>
</file>